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iteriaBuilder.addFilterOnPrefixedDate( Criteria crit , String op , Date date , String dateAttribu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iteriaBuilder.buildCriteria( Criteria crit , BpelEventFilter efil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riteriaBuilder.buildCriteria( Criteria crit , InstanceFilter filter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CriteriaBuilder.addScopeFilter( Criteria crit , String scop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iteriaBuilder.addFilterOnPrefixedDate( Criteria crit , String prefixedDate , String date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riteriaBuilder.getDateWithoutOp( String dd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